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7.8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4" style:family="table-cell" style:parent-style-name="Pivot_20_Table_20_Value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" style:family="table-cell" style:parent-style-name="Pivot_20_Table_20_Category" style:data-style-name="N0"/>
    <style:style style:name="ce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" style:family="table-cell" style:parent-style-name="Pivot_20_Table_20_Value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none" fo:border-left="none" fo:border-right="none" fo:border-top="2.01pt solid #000000"/>
    </style:style>
    <style:style style:name="ce1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Projet : objectifs </text:p>
            <text:p>et activité </text:p>
          </table:table-cell>
          <table:table-cell office:value-type="string" calcext:value-type="string">
            <text:p>Chef de projet</text:p>
          </table:table-cell>
          <table:table-cell office:value-type="string" calcext:value-type="string">
            <text:p>Responsable infrastructure </text:p>
            <text:p>Et système 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Celui qui doit faire la tâch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office:value-type="string" calcext:value-type="string">
            <text:p>Supervise la réalisation de la tâch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</text:p>
          </table:table-cell>
          <table:table-cell office:value-type="string" calcext:value-type="string">
            <text:p>Conseille grâce à son expertise et ses compétenc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string" calcext:value-type="string">
            <text:p>Reste au courant des progrès de la tâche</text:p>
          </table:table-cell>
        </table:table-row>
      </table:table>
      <table:table table:name="Table dynamique_Feuille1_1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9"/>
        <table:table-column table:style-name="co1" table:default-cell-style-name="ce10"/>
        <table:table-row table:style-name="ro1">
          <table:table-cell office:value-type="string" calcext:value-type="string">
            <text:p>Données</text:p>
          </table:table-cell>
          <table:table-cell office:value-type="string" calcext:value-type="string">
            <text:p>Celui qui doit faire la tâch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seille grâce à son expertise et ses compétences</text:p>
          </table:table-cell>
          <table:table-cell table:style-name="ce6" office:value-type="string" calcext:value-type="string">
            <text:p>Reste au courant des progrès de la tâche</text:p>
          </table:table-cell>
          <table:table-cell table:style-name="ce6" office:value-type="string" calcext:value-type="string">
            <text:p>Supervise la réalisation de la tâche</text:p>
          </table:table-cell>
          <table:table-cell table:style-name="ce11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12"/>
        </table:table-row>
        <table:table-row table:style-name="ro1">
          <table:table-cell table:style-name="ce4"/>
          <table:table-cell table:style-name="ce8" table:number-columns-repeated="2"/>
          <table:table-cell table:style-name="ce13"/>
        </table:table-row>
      </table:table>
      <table:named-expressions/>
      <table:database-ranges>
        <table:database-range table:name="__Anonymous_Sheet_DB__0" table:target-range-address="Feuille1.L4:Feuille1.M7" table:contains-header="false"/>
      </table:database-ranges>
      <table:data-pilot-tables>
        <table:data-pilot-table table:name="DataPilot1" table:application-data="" table:target-range-address="'Table dynamique_Feuille1_1'.A1:'Table dynamique_Feuille1_1'.D4" table:buttons="'Table dynamique_Feuille1_1'.A1 'Table dynamique_Feuille1_1'.B1" table:show-filter-button="false" table:drill-down-on-double-click="false">
          <table:source-cell-range table:cell-range-address="Feuille1.L4:Feuille1.M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elui qui doit faire la tâche" table:orientation="column" table:used-hierarchy="0" table:function="auto">
            <table:data-pilot-level table:show-empty="false" calcext:repeat-item-labels="false">
              <table:data-pilot-members>
                <table:data-pilot-member table:name="Conseille grâce à son expertise et ses compétences" table:display="true" table:show-details="true"/>
                <table:data-pilot-member table:name="Reste au courant des progrès de la tâche" table:display="true" table:show-details="true"/>
                <table:data-pilot-member table:name="Supervise la réalisation de la tâ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C" table:display="true" table:show-details="true"/>
                <table:data-pilot-member table:name="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5:48:02.756000000</meta:creation-date>
    <dc:date>2025-05-07T16:07:53.319000000</dc:date>
    <meta:editing-duration>PT19M50S</meta:editing-duration>
    <meta:editing-cycles>2</meta:editing-cycles>
    <meta:generator>LibreOffice/7.6.4.1$Windows_X86_64 LibreOffice_project/e19e193f88cd6c0525a17fb7a176ed8e6a3e2aa1</meta:generator>
    <meta:document-statistic meta:table-count="2" meta:cell-count="20" meta:object-count="0"/>
  </office:meta>
</office:document-meta>
</file>